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8000000AE11167E5D23D02A40.jpg" manifest:media-type="image/jpeg"/>
  <manifest:file-entry manifest:full-path="Pictures/10000201000000A2000000DF7C37A85B5068EE0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 Sans1" svg:font-family="'Open Sans'"/>
    <style:font-face style:name="OpenSans1" svg:font-family="OpenSans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Open Sans" svg:font-family="'Open Sans'" style:font-pitch="variable"/>
    <style:font-face style:name="OpenSans" svg:font-family="OpenSans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64003c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016cm" fo:min-width="0.016cm" fo:padding-top="0cm" fo:padding-bottom="0cm" fo:padding-left="0cm" fo:padding-right="0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9pt" style:font-size-asian="9pt" style:font-size-complex="9pt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7" style:family="paragraph">
      <loext:graphic-properties draw:fill="solid" draw:fill-color="#64003c"/>
    </style:style>
    <style:style style:name="P8" style:family="paragraph">
      <loext:graphic-properties draw:fill="none"/>
      <style:text-properties fo:font-size="1pt" style:font-size-asian="1pt" style:font-size-complex="1pt"/>
    </style:style>
    <style:style style:name="P9" style:family="paragraph">
      <style:paragraph-properties fo:text-align="center"/>
    </style:style>
    <style:style style:name="T1" style:family="text">
      <style:text-properties fo:color="#64003c" style:font-name="Open Sans1" fo:font-size="9pt" fo:font-weight="bold" style:font-size-asian="9pt" style:font-name-complex="Open Sans1" style:font-size-complex="9pt" style:font-weight-complex="bold"/>
    </style:style>
    <style:style style:name="T2" style:family="text">
      <style:text-properties fo:color="#64003c" style:font-name="Open Sans1" fo:font-size="9pt" style:font-size-asian="9pt" style:font-name-complex="Open Sans1" style:font-size-complex="9pt"/>
    </style:style>
    <style:style style:name="T3" style:family="text">
      <style:text-properties fo:color="#64003c" style:font-name="OpenSans1" fo:font-size="9pt" style:font-size-asian="9pt" style:font-name-complex="OpenSans1" style:font-size-complex="9pt"/>
    </style:style>
    <style:style style:name="T4" style:family="text">
      <style:text-properties fo:color="#000000" style:font-name="TimesNewRomanPS1" fo:font-size="12pt" fo:font-style="italic" fo:font-weight="bold" style:font-size-asian="12pt" style:font-name-complex="TimesNewRomanPS1" style:font-size-complex="12pt" style:font-style-complex="italic" style:font-weight-complex="bold"/>
    </style:style>
    <style:style style:name="T5" style:family="text">
      <style:text-properties fo:color="#000000" style:font-name="TimesNewRomanPS1" fo:font-size="11.1000003814697pt" fo:font-weight="bold" style:font-size-asian="11.1000003814697pt" style:font-name-complex="TimesNewRomanPS1" style:font-size-complex="11.1000003814697pt" style:font-weight-complex="bold"/>
    </style:style>
    <style:style style:name="T6" style:family="text">
      <style:text-properties fo:color="#000000" style:font-name="TimesNewRoman1" fo:font-size="11.1000003814697pt" style:font-size-asian="11.1000003814697pt" style:font-name-complex="TimesNewRoman1" style:font-size-complex="11.1000003814697pt"/>
    </style:style>
    <style:style style:name="T7" style:family="text">
      <style:text-properties fo:color="#000000" style:font-name="TimesNewRoman1" fo:font-size="1pt" style:font-size-asian="1pt" style:font-name-complex="TimesNewRoman1" style:font-size-complex="1pt"/>
    </style:style>
    <style:style style:name="T8" style:family="text">
      <style:text-properties fo:color="#000000" style:font-name="TimesNewRoman1" fo:font-size="12pt" style:font-size-asian="12pt" style:font-name-complex="TimesNewRoman1" style:font-size-complex="12pt"/>
    </style:style>
    <style:style style:name="T9" style:family="text">
      <style:text-properties fo:color="#000000" style:font-name="Arial1" fo:font-size="9pt" style:font-size-asian="9pt" style:font-name-complex="Arial1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48">
        <draw:frame draw:style-name="gr1" draw:text-style-name="P2" draw:layer="layout" svg:width="4.24cm" svg:height="0.374cm" svg:x="1.998cm" svg:y="27.2cm">
          <draw:text-box>
            <text:p text:style-name="P1"><text:span text:style-name="T1">Université Paris-Saclay </text:span></text:p>
          </draw:text-box>
        </draw:frame>
        <draw:frame draw:style-name="gr1" draw:text-style-name="P2" draw:layer="layout" svg:width="1.103cm" svg:height="0.374cm" svg:x="10.001cm" svg:y="27.2cm">
          <draw:text-box>
            <text:p text:style-name="P1"><text:span text:style-name="T1"><text:s text:c="10"/></text:span></text:p>
          </draw:text-box>
        </draw:frame>
        <draw:frame draw:style-name="gr1" draw:text-style-name="P2" draw:layer="layout" svg:width="7.296cm" svg:height="0.374cm" svg:x="1.998cm" svg:y="27.632cm">
          <draw:text-box>
            <text:p text:style-name="P1"><text:span text:style-name="T2">Espace Technologique / Immeuble Discovery <text:s/></text:span></text:p>
          </draw:text-box>
        </draw:frame>
        <draw:polygon draw:style-name="gr2" draw:text-style-name="P3" draw:layer="layout" svg:width="1.592cm" svg:height="2.195cm" svg:x="17.958cm" svg:y="26.194cm" svg:viewBox="0 0 1593 2196" draw:points="0,2196 1593,2196 1593,0 0,0">
          <text:p/>
        </draw:polygon>
        <draw:frame draw:style-name="gr3" draw:text-style-name="P4" draw:layer="layout" svg:width="1.592cm" svg:height="2.193cm" svg:x="17.958cm" svg:y="26.195cm">
          <draw:image xlink:href="Pictures/10000201000000A2000000DF7C37A85B5068EE0A.png" xlink:type="simple" xlink:show="embed" xlink:actuate="onLoad">
            <text:p/>
          </draw:image>
        </draw:frame>
        <draw:frame draw:style-name="gr1" draw:text-style-name="P2" draw:layer="layout" svg:width="10.81cm" svg:height="0.374cm" svg:x="1.998cm" svg:y="28.064cm">
          <draw:text-box>
            <text:p text:style-name="P1"><text:span text:style-name="T3">Route de l’Orme aux Merisiers RD 128 / 91190 Saint</text:span><text:span text:style-name="T2">-Aubin, France <text:s/></text:span></text:p>
          </draw:text-box>
        </draw:frame>
        <draw:frame draw:style-name="gr4" draw:text-style-name="P5" draw:layer="layout" svg:width="0.422cm" svg:height="0.497cm" svg:x="10.149cm" svg:y="2.592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1.336cm" svg:height="0.454cm" svg:x="2.202cm" svg:y="3.805cm">
          <draw:text-box>
            <text:p text:style-name="P1"><text:span text:style-name="T5">Titre :</text:span></text:p>
          </draw:text-box>
        </draw:frame>
        <draw:frame draw:style-name="gr5" draw:text-style-name="P6" draw:layer="layout" svg:width="2.368cm" svg:height="0.454cm" svg:x="2.202cm" svg:y="5.083cm">
          <draw:text-box>
            <text:p text:style-name="P1"><text:span text:style-name="T5">Mots clés :</text:span></text:p>
          </draw:text-box>
        </draw:frame>
        <draw:frame draw:style-name="gr5" draw:text-style-name="P6" draw:layer="layout" svg:width="0.388cm" svg:height="0.433cm" svg:x="3.972cm" svg:y="5.098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2.038cm" svg:height="0.454cm" svg:x="2.393cm" svg:y="5.922cm">
          <draw:text-box>
            <text:p text:style-name="P1"><text:span text:style-name="T5">Résumé :</text:span></text:p>
          </draw:text-box>
        </draw:frame>
        <draw:frame draw:style-name="gr5" draw:text-style-name="P6" draw:layer="layout" svg:width="0.388cm" svg:height="0.433cm" svg:x="10.31cm" svg:y="13.519cm">
          <draw:text-box>
            <text:p text:style-name="P1"><text:span text:style-name="T6"><text:s/></text:span></text:p>
          </draw:text-box>
        </draw:frame>
        <draw:polygon draw:style-name="gr6" draw:text-style-name="P7" draw:layer="layout" svg:width="0.017cm" svg:height="0.017cm" svg:x="1.998cm" svg:y="3.408cm" svg:viewBox="0 0 18 18" draw:points="0,18 18,18 18,0 0,0">
          <text:p/>
        </draw:polygon>
        <draw:polygon draw:style-name="gr6" draw:text-style-name="P7" draw:layer="layout" svg:width="0.017cm" svg:height="0.017cm" svg:x="1.998cm" svg:y="3.408cm" svg:viewBox="0 0 18 18" draw:points="0,18 18,18 18,0 0,0">
          <text:p/>
        </draw:polygon>
        <draw:polygon draw:style-name="gr6" draw:text-style-name="P7" draw:layer="layout" svg:width="16.234cm" svg:height="0.017cm" svg:x="2.015cm" svg:y="3.408cm" svg:viewBox="0 0 16235 18" draw:points="0,18 16235,18 16235,0 0,0">
          <text:p/>
        </draw:polygon>
        <draw:polygon draw:style-name="gr6" draw:text-style-name="P7" draw:layer="layout" svg:width="0.017cm" svg:height="0.017cm" svg:x="18.249cm" svg:y="3.408cm" svg:viewBox="0 0 18 18" draw:points="0,18 18,18 18,0 0,0">
          <text:p/>
        </draw:polygon>
        <draw:polygon draw:style-name="gr6" draw:text-style-name="P7" draw:layer="layout" svg:width="0.017cm" svg:height="0.017cm" svg:x="18.249cm" svg:y="3.408cm" svg:viewBox="0 0 18 18" draw:points="0,18 18,18 18,0 0,0">
          <text:p/>
        </draw:polygon>
        <draw:polygon draw:style-name="gr6" draw:text-style-name="P7" draw:layer="layout" svg:width="0.017cm" svg:height="10.538cm" svg:x="1.998cm" svg:y="3.425cm" svg:viewBox="0 0 18 10539" draw:points="0,10539 18,10539 18,0 0,0">
          <text:p/>
        </draw:polygon>
        <draw:polygon draw:style-name="gr6" draw:text-style-name="P7" draw:layer="layout" svg:width="0.017cm" svg:height="0.017cm" svg:x="1.998cm" svg:y="13.963cm" svg:viewBox="0 0 18 18" draw:points="0,18 18,18 18,0 0,0">
          <text:p/>
        </draw:polygon>
        <draw:polygon draw:style-name="gr6" draw:text-style-name="P7" draw:layer="layout" svg:width="0.017cm" svg:height="0.017cm" svg:x="1.998cm" svg:y="13.963cm" svg:viewBox="0 0 18 18" draw:points="0,18 18,18 18,0 0,0">
          <text:p/>
        </draw:polygon>
        <draw:polygon draw:style-name="gr6" draw:text-style-name="P7" draw:layer="layout" svg:width="16.234cm" svg:height="0.017cm" svg:x="2.015cm" svg:y="13.963cm" svg:viewBox="0 0 16235 18" draw:points="0,18 16235,18 16235,0 0,0">
          <text:p/>
        </draw:polygon>
        <draw:polygon draw:style-name="gr6" draw:text-style-name="P7" draw:layer="layout" svg:width="0.017cm" svg:height="10.538cm" svg:x="18.249cm" svg:y="3.425cm" svg:viewBox="0 0 18 10539" draw:points="0,10539 18,10539 18,0 0,0">
          <text:p/>
        </draw:polygon>
        <draw:polygon draw:style-name="gr6" draw:text-style-name="P7" draw:layer="layout" svg:width="0.017cm" svg:height="0.017cm" svg:x="18.249cm" svg:y="13.963cm" svg:viewBox="0 0 18 18" draw:points="0,18 18,18 18,0 0,0">
          <text:p/>
        </draw:polygon>
        <draw:polygon draw:style-name="gr6" draw:text-style-name="P7" draw:layer="layout" svg:width="0.017cm" svg:height="0.017cm" svg:x="18.249cm" svg:y="13.963cm" svg:viewBox="0 0 18 18" draw:points="0,18 18,18 18,0 0,0">
          <text:p/>
        </draw:polygon>
        <draw:frame draw:style-name="gr7" draw:text-style-name="P8" draw:layer="layout" svg:width="0.016cm" svg:height="0.039cm" svg:x="2.202cm" svg:y="13.948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0.422cm" svg:height="0.471cm" svg:x="1.998cm" svg:y="13.988cm">
          <draw:text-box>
            <text:p text:style-name="P1"><text:span text:style-name="T8"><text:s/></text:span></text:p>
          </draw:text-box>
        </draw:frame>
        <draw:frame draw:style-name="gr5" draw:text-style-name="P6" draw:layer="layout" svg:width="1.886cm" svg:height="0.454cm" svg:x="2.202cm" svg:y="16.57cm">
          <draw:text-box>
            <text:p text:style-name="P1"><text:span text:style-name="T5">Keywrs :</text:span></text:p>
          </draw:text-box>
        </draw:frame>
        <draw:frame draw:style-name="gr5" draw:text-style-name="P6" draw:layer="layout" svg:width="1.979cm" svg:height="0.454cm" svg:x="2.393cm" svg:y="17.404cm">
          <draw:text-box>
            <text:p text:style-name="P1"><text:span text:style-name="T5">Abstrac :</text:span></text:p>
          </draw:text-box>
        </draw:frame>
        <draw:frame draw:style-name="gr5" draw:text-style-name="P6" draw:layer="layout" svg:width="0.388cm" svg:height="0.433cm" svg:x="10.208cm" svg:y="25.006cm">
          <draw:text-box>
            <text:p text:style-name="P1"><text:span text:style-name="T6"><text:s/></text:span></text:p>
          </draw:text-box>
        </draw:frame>
        <draw:polygon draw:style-name="gr6" draw:text-style-name="P7" draw:layer="layout" svg:width="0.017cm" svg:height="0.017cm" svg:x="1.998cm" svg:y="14.894cm" svg:viewBox="0 0 18 18" draw:points="0,18 18,18 18,0 0,0">
          <text:p/>
        </draw:polygon>
        <draw:polygon draw:style-name="gr6" draw:text-style-name="P7" draw:layer="layout" svg:width="0.017cm" svg:height="0.017cm" svg:x="1.998cm" svg:y="14.894cm" svg:viewBox="0 0 18 18" draw:points="0,18 18,18 18,0 0,0">
          <text:p/>
        </draw:polygon>
        <draw:polygon draw:style-name="gr6" draw:text-style-name="P7" draw:layer="layout" svg:width="16.234cm" svg:height="0.017cm" svg:x="2.015cm" svg:y="14.894cm" svg:viewBox="0 0 16235 18" draw:points="0,18 16235,18 16235,0 0,0">
          <text:p/>
        </draw:polygon>
        <draw:polygon draw:style-name="gr6" draw:text-style-name="P7" draw:layer="layout" svg:width="0.017cm" svg:height="0.017cm" svg:x="18.249cm" svg:y="14.894cm" svg:viewBox="0 0 18 18" draw:points="0,18 18,18 18,0 0,0">
          <text:p/>
        </draw:polygon>
        <draw:polygon draw:style-name="gr6" draw:text-style-name="P7" draw:layer="layout" svg:width="0.017cm" svg:height="0.017cm" svg:x="18.249cm" svg:y="14.894cm" svg:viewBox="0 0 18 18" draw:points="0,18 18,18 18,0 0,0">
          <text:p/>
        </draw:polygon>
        <draw:polygon draw:style-name="gr6" draw:text-style-name="P7" draw:layer="layout" svg:width="0.017cm" svg:height="10.539cm" svg:x="1.998cm" svg:y="14.911cm" svg:viewBox="0 0 18 10540" draw:points="0,10540 18,10540 18,0 0,0">
          <text:p/>
        </draw:polygon>
        <draw:polygon draw:style-name="gr6" draw:text-style-name="P7" draw:layer="layout" svg:width="0.017cm" svg:height="0.017cm" svg:x="1.998cm" svg:y="25.45cm" svg:viewBox="0 0 18 18" draw:points="0,18 18,18 18,0 0,0">
          <text:p/>
        </draw:polygon>
        <draw:polygon draw:style-name="gr6" draw:text-style-name="P7" draw:layer="layout" svg:width="0.017cm" svg:height="0.017cm" svg:x="1.998cm" svg:y="25.45cm" svg:viewBox="0 0 18 18" draw:points="0,18 18,18 18,0 0,0">
          <text:p/>
        </draw:polygon>
        <draw:polygon draw:style-name="gr6" draw:text-style-name="P7" draw:layer="layout" svg:width="16.234cm" svg:height="0.017cm" svg:x="2.015cm" svg:y="25.45cm" svg:viewBox="0 0 16235 18" draw:points="0,18 16235,18 16235,0 0,0">
          <text:p/>
        </draw:polygon>
        <draw:polygon draw:style-name="gr6" draw:text-style-name="P7" draw:layer="layout" svg:width="0.017cm" svg:height="10.539cm" svg:x="18.249cm" svg:y="14.911cm" svg:viewBox="0 0 18 10540" draw:points="0,10540 18,10540 18,0 0,0">
          <text:p/>
        </draw:polygon>
        <draw:polygon draw:style-name="gr6" draw:text-style-name="P7" draw:layer="layout" svg:width="0.017cm" svg:height="0.017cm" svg:x="18.249cm" svg:y="25.45cm" svg:viewBox="0 0 18 18" draw:points="0,18 18,18 18,0 0,0">
          <text:p/>
        </draw:polygon>
        <draw:polygon draw:style-name="gr6" draw:text-style-name="P7" draw:layer="layout" svg:width="0.017cm" svg:height="0.017cm" svg:x="18.249cm" svg:y="25.45cm" svg:viewBox="0 0 18 18" draw:points="0,18 18,18 18,0 0,0">
          <text:p/>
        </draw:polygon>
        <draw:frame draw:style-name="gr7" draw:text-style-name="P8" draw:layer="layout" svg:width="0.016cm" svg:height="0.039cm" svg:x="2.202cm" svg:y="25.431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317cm" svg:height="0.357cm" svg:x="1.998cm" svg:y="25.476cm">
          <draw:text-box>
            <text:p text:style-name="P1"><text:span text:style-name="T9"><text:s/></text:span></text:p>
          </draw:text-box>
        </draw:frame>
        <draw:frame draw:style-name="gr8" draw:text-style-name="P9" draw:layer="layout" svg:width="10.251cm" svg:height="2.008cm" svg:x="2.032cm" svg:y="0.832cm">
          <draw:image xlink:href="Pictures/1000000000000378000000AE11167E5D23D02A40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Open Sans1" svg:font-family="'Open Sans'"/>
    <style:font-face style:name="OpenSans1" svg:font-family="OpenSans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Open Sans" svg:font-family="'Open Sans'" style:font-pitch="variable"/>
    <style:font-face style:name="OpenSans" svg:font-family="OpenSans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cm" fo:margin-bottom="1cm" fo:margin-left="0cm" fo:margin-right="0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11T14:40:32.653314112</dc:date>
    <meta:editing-duration>PT2M59S</meta:editing-duration>
    <meta:editing-cycles>2</meta:editing-cycles>
    <meta:generator>LibreOffice/5.2.7.2$Linux_X86_64 LibreOffice_project/20m0$Build-2</meta:generator>
    <meta:document-statistic meta:object-count="44"/>
  </office:meta>
</office:document-meta>
</file>